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Noto Sans1" officeooo:rsid="00003a27" officeooo:paragraph-rsid="00003a27"/>
    </style:style>
    <style:style style:name="P2" style:family="paragraph" style:parent-style-name="Standard">
      <style:paragraph-properties fo:text-align="center" style:justify-single-word="false"/>
      <style:text-properties style:font-name="Noto Sans1" officeooo:rsid="00003a27" officeooo:paragraph-rsid="00003a27"/>
    </style:style>
    <style:style style:name="P3" style:family="paragraph" style:parent-style-name="Standard" style:list-style-name="L1">
      <style:paragraph-properties fo:text-align="start" style:justify-single-word="false"/>
      <style:text-properties style:font-name="Noto Sans1" officeooo:rsid="0000d677" officeooo:paragraph-rsid="0000d677"/>
    </style:style>
    <style:style style:name="P4" style:family="paragraph" style:parent-style-name="Standard" style:list-style-name="L1">
      <style:paragraph-properties fo:text-align="start" style:justify-single-word="false"/>
      <style:text-properties style:font-name="Noto Sans1" officeooo:rsid="0005c644" officeooo:paragraph-rsid="0005c644"/>
    </style:style>
    <style:style style:name="P5" style:family="paragraph" style:parent-style-name="Standard" style:list-style-name="L1">
      <style:paragraph-properties fo:text-align="start" style:justify-single-word="false"/>
      <style:text-properties style:font-name="Noto Sans1" officeooo:rsid="0007b5e0" officeooo:paragraph-rsid="0007b5e0"/>
    </style:style>
    <style:style style:name="P6" style:family="paragraph" style:parent-style-name="Standard" style:list-style-name="L1">
      <style:paragraph-properties fo:text-align="start" style:justify-single-word="false"/>
      <style:text-properties style:font-name="Noto Sans1" officeooo:rsid="000c0680" officeooo:paragraph-rsid="000c0680"/>
    </style:style>
    <style:style style:name="P7" style:family="paragraph" style:parent-style-name="Standard">
      <style:text-properties style:font-name="Noto Sans1" officeooo:rsid="00003a27" officeooo:paragraph-rsid="00003a27"/>
    </style:style>
    <style:style style:name="P8" style:family="paragraph" style:parent-style-name="Standard">
      <style:paragraph-properties fo:text-align="center" style:justify-single-word="false"/>
      <style:text-properties style:font-name="Noto Sans1" officeooo:rsid="00003a27" officeooo:paragraph-rsid="00003a27"/>
    </style:style>
    <style:style style:name="T1" style:family="text">
      <style:text-properties style:text-position="super 58%"/>
    </style:style>
    <style:style style:name="T2" style:family="text">
      <style:text-properties officeooo:rsid="00044371"/>
    </style:style>
    <style:style style:name="T3" style:family="text">
      <style:text-properties officeooo:rsid="0005c644"/>
    </style:style>
    <style:style style:name="T4" style:family="text">
      <style:text-properties fo:font-style="italic" style:font-style-asian="italic" style:font-style-complex="italic"/>
    </style:style>
    <style:style style:name="T5" style:family="text">
      <style:text-properties fo:font-style="italic" officeooo:rsid="0005c644" style:font-style-asian="italic" style:font-style-complex="italic"/>
    </style:style>
    <style:style style:name="T6" style:family="text">
      <style:text-properties officeooo:rsid="0006496a"/>
    </style:style>
    <style:style style:name="T7" style:family="text">
      <style:text-properties officeooo:rsid="000933de"/>
    </style:style>
    <style:style style:name="T8" style:family="text">
      <style:text-properties officeooo:rsid="000b15ae"/>
    </style:style>
    <style:style style:name="T9" style:family="text">
      <style:text-properties officeooo:rsid="000c0ddd"/>
    </style:style>
    <style:style style:name="T10" style:family="text">
      <style:text-properties officeooo:rsid="000ecc8d"/>
    </style:style>
    <style:style style:name="T11" style:family="text">
      <style:text-properties fo:font-style="normal" style:font-style-asian="normal" style:font-style-complex="normal"/>
    </style:style>
    <style:style style:name="T12" style:family="text">
      <style:text-properties fo:font-style="normal" officeooo:rsid="000ed5dd" style:font-style-asian="normal" style:font-style-complex="normal"/>
    </style:style>
    <style:style style:name="T13" style:family="text">
      <style:text-properties officeooo:rsid="000f9c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ril 16<text:span text:style-name="T1">th</text:span> 2018</text:p>
      <text:p text:style-name="P1">Don Demetriades</text:p>
      <text:p text:style-name="P1">Philosophy 110: Intro <text:span text:style-name="T8">Ethics: </text:span>Good and Evil</text:p>
      <text:p text:style-name="P1">Johnny Gaddis</text:p>
      <text:p text:style-name="P1"/>
      <text:p text:style-name="P2">Take Home Quiz #2</text:p>
      <text:p text:style-name="P2"/>
      <text:list xml:id="list2854214271" text:style-name="L1">
        <text:list-item>
          <text:p text:style-name="P3">The “prediction problem” <text:span text:style-name="T10">with utilitarianism</text:span> states that we can never really know whether an act is right or wrong when were doing it. Meaning that you can’t know <text:span text:style-name="T10">the </text:span>moral status of an action until after it has happened. <text:span text:style-name="T10">This is known as </text:span><text:span text:style-name="T5">“</text:span><text:span text:style-name="T4">a posteriori”.</text:span> The “<text:span text:style-name="T11">mistakes objection” </text:span><text:span text:style-name="T12">to</text:span> ethical egoism states that you can’t really know what the person you are in twenty years will want. Meaning that you can’t always do what's in your best <text:span text:style-name="T2">interest</text:span> to yourself because that <text:span text:style-name="T2">interest</text:span> <text:span text:style-name="T10">constantly</text:span> change<text:span text:style-name="T10">s</text:span>. <text:span text:style-name="T3">The similarity here is that these are both </text:span><text:span text:style-name="T5">“a posteriori” </text:span><text:span text:style-name="T12">issues</text:span><text:span text:style-name="T3">. In both cases you will not know what the right action to take is until after you have done it. Everybody makes mistakes and nobody can predict what will happen perfectly. </text:span></text:p>
        </text:list-item>
        <text:list-item>
          <text:p text:style-name="P4">The difference between ethical and psychological egoism is one <text:span text:style-name="T13">discusses </text:span>what <text:span text:style-name="T13">is m</text:span>orally right or wrong and the other <text:span text:style-name="T13">discusses</text:span> the basic psychology of humans. <text:span text:style-name="T6">Psychological egoism states that humans are driven only by their own self-interest, even in seemingly altruistic acts. Ethical egoism is not saying this, but rather stating that humans see their moral status of an action based on what best promotes their self-interest. These are two different ideas that should not be intertwined. If they are grouped together, one can’t accurately discuss either one.</text:span></text:p>
        </text:list-item>
        <text:list-item>
          <text:p text:style-name="P5">Sartre states that “Existence Precedes Essence”. He <text:span text:style-name="T7">is speaking to the idea of a human existing on this earth. If your essence precedes your existence than someone (a god) must have had the idea for us before we came into existence. More specifically, god had the idea for our personal identity before he brought us into existence. If existence precedes essence, then we make up what our personal identity is based on our actions. This is a main existentialist view that has taken hold through Sartre’s teaching.</text:span></text:p>
        </text:list-item>
        <text:list-item>
          <text:p text:style-name="P6">The market value analogy to Sartre’s views reinforces that moral value is <text:span text:style-name="T9">established by what a person does. If one decides that stealing is morally wrong, but then steals, then they have falsified their moral stance. However, one can then make this moral stance true again by choosing to not steal in the future. This is an argument for Sartre’s view because it shows that people choose moral value by their own actions. This is analogous to a market because the value of an item (moral value) is determined by what someone will actually pay for 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fo:font-size="12pt" fo:language="en" fo:country="US" style:letter-kerning="true" style:font-name-asian="Noto Sans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ans" fo:font-size="12pt" fo:language="en" fo:country="US" style:letter-kerning="true" style:font-name-asian="Noto 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1" fo:font-family="'Noto Sans'" style:font-family-generic="swiss" style:font-pitch="variable" fo:font-size="14pt" style:font-name-asian="Noto Sans2"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2:26:57.012068323</meta:creation-date>
    <dc:date>2018-04-19T14:16:36.664855997</dc:date>
    <meta:editing-duration>PT1H2M49S</meta:editing-duration>
    <meta:editing-cycles>17</meta:editing-cycles>
    <meta:generator>LibreOffice/6.0.3.2$Linux_X86_64 LibreOffice_project/00m0$Build-2</meta:generator>
    <meta:document-statistic meta:table-count="0" meta:image-count="0" meta:object-count="0" meta:page-count="1" meta:paragraph-count="9" meta:word-count="421" meta:character-count="2471" meta:non-whitespace-character-count="2062"/>
  </office:meta>
</office:document-meta>
</file>